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54" fo:break-before="auto" fo:break-after="auto"/>
    </style:style>
    <style:style style:name="T1" style:family="text">
      <style:text-properties officeooo:rsid="00187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p text:style-name="Text_20_body"/>
      <text:p text:style-name="Text_20_body"/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<text:soft-page-break/>CACHE_DRIVER=file</text:p>
      <text:p text:style-name="Preformatted_20_Text">FILESYSTEM_DISK=local</text:p>
      <text:p text:style-name="Preformatted_20_Text">QUEUE_CONNECTION=sync</text:p>
      <text:p text:style-name="Preformatted_20_Text">SESSION_DRIVER=file</text:p>
      <text:p text:style-name="Preformatted_20_Text">SESSION_LIFETIME=120</text:p>
      <text:p text:style-name="Preformatted_20_Text"/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><text:soft-page-break/></text:p>
      <text:p text:style-name="Preformatted_20_Text">MIX_PUSHER_APP_KEY="${PUSHER_APP_KEY}"</text:p>
      <text:p text:style-name="Preformatted_20_Text"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<text:soft-page-break/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oft-page-break/><text:s text:c="4"/>{</text:p>
      <text:p text:style-name="Preformatted_20_Text"><text:s text:c="8"/>$user = User::where('nick', $this-&gt;argument('nick'))-&gt;first();</text:p>
      <text:p text:style-name="Preformatted_20_Text"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oft-page-break/><text:s text:c="5"/>*/</text:p>
      <text:p text:style-name="Preformatted_20_Text"><text:s text:c="4"/>protected $dontFlash = [</text:p>
      <text:p text:style-name="Preformatted_20_Text"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{</text:p>
      <text:p text:style-name="Preformatted_20_Text"><text:soft-page-break/><text:s text:c="4"/>/**</text:p>
      <text:p text:style-name="Preformatted_20_Text"><text:s text:c="5"/>* Show report</text:p>
      <text:p text:style-name="Preformatted_20_Text"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oft-page-break/><text:s text:c="5"/>* Getting a report on hours from employees ordered by project</text:p>
      <text:p text:style-name="Preformatted_20_Text"><text:s text:c="5"/>* for a certain period of days.</text:p>
      <text:p text:style-name="Preformatted_20_Text"><text:s text:c="5"/>*</text:p>
      <text:p text:style-name="Preformatted_20_Text"><text:s text:c="5"/>* If several employees worked on one project, then several records</text:p>
      <text:p text:style-name="Preformatted_20_Text"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oft-page-break/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<text:soft-page-break/>app/Http/Actions/Sсhedule/OfficialDayResource.php</text:h>
      <text:p text:style-name="Preformatted_20_Text">&lt;?php</text:p>
      <text:p text:style-name="Preformatted_20_Text"/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><text:soft-page-break/></text:p>
      <text:p text:style-name="Preformatted_20_Text">class ActionCreateToken</text:p>
      <text:p text:style-name="Preformatted_20_Text"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oft-page-break/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><text:soft-page-break/></text:p>
      <text:p text:style-name="Preformatted_20_Text">class ActionDeleteOneToken</text:p>
      <text:p text:style-name="Preformatted_20_Text"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use Illuminate\Support\Facades\Auth;</text:p>
      <text:p text:style-name="Preformatted_20_Text"><text:soft-page-break/>use Illuminate\Support\Facades\Request;</text:p>
      <text:p text:style-name="Preformatted_20_Text"/>
      <text:p text:style-name="Preformatted_20_Text"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oft-page-break/><text:s text:c="5"/>*/</text:p>
      <text:p text:style-name="Preformatted_20_Text"><text:s text:c="4"/>function __invoke(string $tokenName)</text:p>
      <text:p text:style-name="Preformatted_20_Text"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tokens' =&gt; UserToken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Token/Update/ActionUpdateOneToken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oft-page-break/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oft-page-break/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User/ActionLogin.php</text:h>
      <text:p text:style-name="Preformatted_20_Text">&lt;?php</text:p>
      <text:p text:style-name="Preformatted_20_Text"><text:soft-page-break/></text:p>
      <text:p text:style-name="Preformatted_20_Text">namespace App\Http\Actions\User;</text:p>
      <text:p text:style-name="Preformatted_20_Text"/>
      <text:p text:style-name="Preformatted_20_Text"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oft-page-break/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oft-page-break/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oft-page-break/><text:s text:c="8"/>}</text:p>
      <text:p text:style-name="Preformatted_20_Text"><text:s text:c="8"/>return $next($request);</text:p>
      <text:p text:style-name="Preformatted_20_Text"><text:s text:c="4"/>}</text:p>
      <text:p text:style-name="Preformatted_20_Text"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<text:soft-page-break/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><text:soft-page-break/></text:p>
      <text:p text:style-name="Preformatted_20_Text">namespace App\Http\Requests\ReportHours;</text:p>
      <text:p text:style-name="Preformatted_20_Text"/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oft-page-break/><text:s text:c="8"/>];</text:p>
      <text:p text:style-name="Preformatted_20_Text"><text:s text:c="4"/>}</text:p>
      <text:p text:style-name="Preformatted_20_Text"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oft-page-break/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oft-page-break/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Models/BlogRecord.php</text:h>
      <text:p text:style-name="Preformatted_20_Text">&lt;?php</text:p>
      <text:p text:style-name="Preformatted_20_Text"><text:soft-page-break/></text:p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<text:soft-page-break/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ai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><text:soft-page-break/></text:p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epartment';</text:p>
      <text:p text:style-name="Preformatted_20_Text"><text:s text:c="4"/>public $timestamps = false;</text:p>
      <text:p text:style-name="Preformatted_20_Text"><text:soft-page-break/></text:p>
      <text:p text:style-name="Preformatted_20_Text"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oft-page-break/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 text:c="12"/>);</text:p>
      <text:p text:style-name="Preformatted_20_Text"><text:s text:c="8"/>}</text:p>
      <text:p text:style-name="Preformatted_20_Text"><text:soft-page-break/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 text:c="16"/>'customer.name as customer_name',</text:p>
      <text:p text:style-name="Preformatted_20_Text"><text:s text:c="12"/>])</text:p>
      <text:p text:style-name="Preformatted_20_Text"><text:soft-page-break/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use Kirschbaum\PowerJoins\PowerJoins;</text:p>
      <text:p text:style-name="Preformatted_20_Text"/>
      <text:p text:style-name="Preformatted_20_Text"><text:soft-page-break/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 text:c="5"/>* @var array&lt;string, string&gt;</text:p>
      <text:p text:style-name="Preformatted_20_Text"><text:s text:c="5"/>*/</text:p>
      <text:p text:style-name="Preformatted_20_Text"><text:soft-page-break/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belongsTo(Worker::class);</text:p>
      <text:p text:style-name="Preformatted_20_Text"><text:s text:c="4"/>}</text:p>
      <text:p text:style-name="Preformatted_20_Text"><text:soft-page-break/></text:p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 text:c="4"/>}</text:p>
      <text:p text:style-name="Preformatted_20_Text"/>
      <text:p text:style-name="Preformatted_20_Text"><text:soft-page-break/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 text:c="4"/>public function addModifier(Modifier $modifier)</text:p>
      <text:p text:style-name="Preformatted_20_Text"><text:s text:c="4"/>{</text:p>
      <text:p text:style-name="Preformatted_20_Text"><text:soft-page-break/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<text:soft-page-break/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 text:c="4"/>public Schedule $officialSchedule;</text:p>
      <text:p text:style-name="Preformatted_20_Text"/>
      <text:p text:style-name="Preformatted_20_Text"><text:soft-page-break/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/>
      <text:p text:style-name="Preformatted_20_Text"><text:s text:c="4"/>public function getSheduleForWorker(string $nick)</text:p>
      <text:p text:style-name="Preformatted_20_Text"><text:soft-page-break/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oft-page-break/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 text:c="8"/>DateTime $end</text:p>
      <text:p text:style-name="Preformatted_20_Text"><text:s text:c="4"/>) {</text:p>
      <text:p text:style-name="Preformatted_20_Text"><text:soft-page-break/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oft-page-break/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 text:c="4"/>public function iterator(): \Generator</text:p>
      <text:p text:style-name="Preformatted_20_Text"><text:soft-page-break/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 text:c="4"/>{</text:p>
      <text:p text:style-name="Preformatted_20_Text"><text:soft-page-break/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/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 text:c="8"/>}</text:p>
      <text:p text:style-name="Preformatted_20_Text"><text:soft-page-break/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 text:c="4"/>"type": "project",</text:p>
      <text:p text:style-name="Preformatted_20_Text"><text:soft-page-break/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 text:c="8"/>"psr-4": {</text:p>
      <text:p text:style-name="Preformatted_20_Text"><text:soft-page-break/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}</text:p>
      <text:h text:style-name="Heading_20_4" text:outline-level="4"><text:soft-page-break/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oft-page-break/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oft-page-break/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oft-page-break/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oft-page-break/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/>* @extends \Illuminate\Database\Eloquent\Factories\Factory&lt;\App\Models\User&gt;</text:p>
      <text:p text:style-name="Preformatted_20_Text"><text:s/>*/</text:p>
      <text:p text:style-name="Preformatted_20_Text">class UserFactory extends Factory</text:p>
      <text:p text:style-name="Preformatted_20_Text"><text:soft-page-break/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Factory extends Factory</text:p>
      <text:p text:style-name="Preformatted_20_Text"><text:soft-page-break/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<text:soft-page-break/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{</text:p>
      <text:p text:style-name="Preformatted_20_Text"><text:soft-page-break/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oft-page-break/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<text:soft-page-break/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oft-page-break/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><text:soft-page-break/></text:p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oft-page-break/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oft-page-break/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oft-page-break/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oft-page-break/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/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><text:soft-page-break/></text:p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oft-page-break/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/>
      <text:p text:style-name="Preformatted_20_Text"><text:soft-page-break/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ailyBlog::factory(30)-&gt;create();</text:p>
      <text:p text:style-name="Preformatted_20_Text"><text:soft-page-break/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use Illuminate\Database\Seeder;</text:p>
      <text:p text:style-name="Preformatted_20_Text"/>
      <text:p text:style-name="Preformatted_20_Text"><text:soft-page-break/>class Projec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 text:c="12"/>DailyBlogSeeder::class,</text:p>
      <text:p text:style-name="Preformatted_20_Text"><text:s text:c="12"/>BlogRecordSeeder::class,</text:p>
      <text:p text:style-name="Preformatted_20_Text"><text:soft-page-break/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/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<text:soft-page-break/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/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<text:soft-page-break/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*/</text:p>
      <text:p text:style-name="Preformatted_20_Text"/>
      <text:p text:style-name="Preformatted_20_Text">Route::post('login', ActionLogin::class);</text:p>
      <text:p text:style-name="Preformatted_20_Text"/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oft-page-break/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 text:c="4"/>{</text:p>
      <text:p text:style-name="Preformatted_20_Text"><text:s text:c="8"/>$app = require __DIR__.'/../bootstrap/app.php';</text:p>
      <text:p text:style-name="Preformatted_20_Text"/>
      <text:p text:style-name="Preformatted_20_Text"><text:soft-page-break/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oft-page-break/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oft-page-break/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oft-page-break/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oft-page-break/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oft-page-break/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><text:soft-page-break/></text:p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Delete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<text:soft-page-break/>}</text:p>
      <text:h text:style-name="Heading_20_4" text:outline-level="4">tests/Feature/ModelsConnection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project()</text:p>
      <text:p text:style-name="Preformatted_20_Text"><text:s text:c="4"/>{</text:p>
      <text:p text:style-name="Preformatted_20_Text"><text:soft-page-break/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><text:soft-page-break/></text:p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oft-page-break/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oft-page-break/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oft-page-break/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oft-page-break/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oft-page-break/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><text:soft-page-break/>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oft-page-break/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oft-page-break/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69</text:page-number></text:p>
      </style:footer>
      <loext:footer-first>
        <text:p text:style-name="MP2"><text:span text:style-name="MT1"><text:tab/><text:tab/></text:span><text:page-number text:select-page="current">54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4T23:53:46.307823824</dc:date>
    <meta:editing-duration>PT17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16" meta:paragraph-count="3038" meta:word-count="6568" meta:character-count="80959" meta:non-whitespace-character-count="61539"/>
  </office:meta>
</office:document-meta>
</file>